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7.2760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>
          <table:table-cell table:style-name="ce2"/>
          <table:table-cell office:value-type="string" table:style-name="ce1">
            <text:p>success_rate</text:p>
          </table:table-cell>
          <table:table-cell office:value-type="string" table:style-name="ce1">
            <text:p>collisions</text:p>
          </table:table-cell>
          <table:table-cell office:value-type="string" table:style-name="ce2">
            <text:p>travel_time</text:p>
          </table:table-cell>
          <table:table-cell office:value-type="string" table:style-name="ce2">
            <text:p>distance_travelled</text:p>
          </table:table-cell>
          <table:table-cell office:value-type="string" table:style-name="ce1">
            <text:p>reward_rule07</text:p>
          </table:table-cell>
          <table:table-cell office:value-type="string" table:style-name="ce1">
            <text:p>comp_time_1_iteration_in_ms</text:p>
          </table:table-cell>
          <table:table-cell office:value-type="string" table:style-name="ce1">
            <text:p>comp_time_1_iteration_local_planner_in_ms</text:p>
          </table:table-cell>
          <table:table-cell office:value-type="string" table:style-name="ce1">
            <text:p>distribution_drl_teb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rl</text:p>
          </table:table-cell>
          <table:table-cell office:value-type="float" office:value="0.89" table:style-name="ce1">
            <text:p>0,89</text:p>
          </table:table-cell>
          <table:table-cell office:value-type="float" office:value="0.01" table:style-name="ce1">
            <text:p>0,01</text:p>
          </table:table-cell>
          <table:table-cell office:value-type="float" office:value="45.112359550561798" table:style-name="ce1">
            <text:p>45,11235955</text:p>
          </table:table-cell>
          <table:table-cell office:value-type="float" office:value="14.6370786516854" table:style-name="ce1">
            <text:p>14,63707865</text:p>
          </table:table-cell>
          <table:table-cell office:value-type="float" office:value="2.0679557276159501" table:style-name="ce1">
            <text:p>2,067955728</text:p>
          </table:table-cell>
          <table:table-cell office:value-type="float" office:value="137.827631835951" table:style-name="ce1">
            <text:p>137,8276318</text:p>
          </table:table-cell>
          <table:table-cell office:value-type="float" office:value="1.3090176715381601" table:style-name="ce1">
            <text:p>1,309017672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b</text:p>
          </table:table-cell>
          <table:table-cell office:value-type="float" office:value="0.97" table:style-name="ce1">
            <text:p>0,97</text:p>
          </table:table-cell>
          <table:table-cell office:value-type="float" office:value="0.03" table:style-name="ce1">
            <text:p>0,03</text:p>
          </table:table-cell>
          <table:table-cell office:value-type="float" office:value="37.670103092783499" table:style-name="ce1">
            <text:p>37,67010309</text:p>
          </table:table-cell>
          <table:table-cell office:value-type="float" office:value="12.261546391752599" table:style-name="ce1">
            <text:p>12,26154639</text:p>
          </table:table-cell>
          <table:table-cell office:value-type="float" office:value="2.6906458784893998" table:style-name="ce1">
            <text:p>2,690645878</text:p>
          </table:table-cell>
          <table:table-cell office:value-type="float" office:value="197.06198647726899" table:style-name="ce1">
            <text:p>197,0619865</text:p>
          </table:table-cell>
          <table:table-cell office:value-type="float" office:value="5.5862615196606002" table:style-name="ce1">
            <text:p>5,58626152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pc</text:p>
          </table:table-cell>
          <table:table-cell office:value-type="float" office:value="0.73" table:style-name="ce1">
            <text:p>0,73</text:p>
          </table:table-cell>
          <table:table-cell office:value-type="float" office:value="0.05" table:style-name="ce1">
            <text:p>0,05</text:p>
          </table:table-cell>
          <table:table-cell office:value-type="float" office:value="49.657534246575302" table:style-name="ce1">
            <text:p>49,65753425</text:p>
          </table:table-cell>
          <table:table-cell office:value-type="float" office:value="12.545068493150699" table:style-name="ce1">
            <text:p>12,54506849</text:p>
          </table:table-cell>
          <table:table-cell office:value-type="float" office:value="1.02949845841664" table:style-name="ce1">
            <text:p>1,029498458</text:p>
          </table:table-cell>
          <table:table-cell office:value-type="float" office:value="593.03460473669804" table:style-name="ce1">
            <text:p>593,0346047</text:p>
          </table:table-cell>
          <table:table-cell office:value-type="float" office:value="44.393892603890599" table:style-name="ce1">
            <text:p>44,3938926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lca</text:p>
          </table:table-cell>
          <table:table-cell office:value-type="float" office:value="0.27" table:style-name="ce1">
            <text:p>0,27</text:p>
          </table:table-cell>
          <table:table-cell office:value-type="float" office:value="0.06" table:style-name="ce1">
            <text:p>0,06</text:p>
          </table:table-cell>
          <table:table-cell office:value-type="float" office:value="56.351851851851897" table:style-name="ce1">
            <text:p>56,35185185</text:p>
          </table:table-cell>
          <table:table-cell office:value-type="float" office:value="9.9440740740740807" table:style-name="ce1">
            <text:p>9,944074074</text:p>
          </table:table-cell>
          <table:table-cell office:value-type="float" office:value="-1.6569753074899201" table:style-name="ce1">
            <text:p>-1,656975307</text:p>
          </table:table-cell>
          <table:table-cell office:value-type="float" office:value="136.269435894579" table:style-name="ce1">
            <text:p>136,2694359</text:p>
          </table:table-cell>
          <table:table-cell office:value-type="float" office:value="1.7833012327439199" table:style-name="ce1">
            <text:p>1,783301233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wa</text:p>
          </table:table-cell>
          <table:table-cell office:value-type="float" office:value="0.35" table:style-name="ce1">
            <text:p>0,35</text:p>
          </table:table-cell>
          <table:table-cell office:value-type="float" office:value="0.13" table:style-name="ce1">
            <text:p>0,13</text:p>
          </table:table-cell>
          <table:table-cell office:value-type="float" office:value="38.714285714285701" table:style-name="ce1">
            <text:p>38,71428571</text:p>
          </table:table-cell>
          <table:table-cell office:value-type="float" office:value="10.9028571428571" table:style-name="ce1">
            <text:p>10,90285714</text:p>
          </table:table-cell>
          <table:table-cell office:value-type="float" office:value="-1.0515568267345701" table:style-name="ce1">
            <text:p>-1,051556827</text:p>
          </table:table-cell>
          <table:table-cell office:value-type="float" office:value="256.87755886108101" table:style-name="ce1">
            <text:p>256,8775589</text:p>
          </table:table-cell>
          <table:table-cell office:value-type="float" office:value="10.446625495316599" table:style-name="ce1">
            <text:p>10,4466255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ll_in_one_rule06_nn2</text:p>
          </table:table-cell>
          <table:table-cell office:value-type="float" office:value="0.95" table:style-name="ce1">
            <text:p>0,95</text:p>
          </table:table-cell>
          <table:table-cell office:value-type="float" office:value="0" table:style-name="ce1">
            <text:p>0</text:p>
          </table:table-cell>
          <table:table-cell office:value-type="float" office:value="50.315789473684198" table:style-name="ce1">
            <text:p>50,31578947</text:p>
          </table:table-cell>
          <table:table-cell office:value-type="float" office:value="15.985157894736799" table:style-name="ce1">
            <text:p>15,98515789</text:p>
          </table:table-cell>
          <table:table-cell office:value-type="float" office:value="2.08986287447738" table:style-name="ce1">
            <text:p>2,089862874</text:p>
          </table:table-cell>
          <table:table-cell office:value-type="float" office:value="149.547886026317" table:style-name="ce1">
            <text:p>149,547886</text:p>
          </table:table-cell>
          <table:table-cell office:value-type="float" office:value="1.9219856704236999" table:style-name="ce1">
            <text:p>1,92198567</text:p>
          </table:table-cell>
          <table:table-cell office:value-type="string" table:style-name="ce1">
            <text:p>[0.89384219 0.10615781]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2" table:style-name="ce1"/>
          <table:table-cell table:number-columns-repeated="2" table:style-name="ce2"/>
          <table:table-cell table:style-name="ce3"/>
          <table:table-cell table:number-columns-repeated="16378" table:style-name="ce1"/>
        </table:table-row>
        <table:table-row table:number-rows-repeated="5"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Duc Pichel</dc:creator>
    <meta:creation-date>2021-09-02T18:47:06Z</meta:creation-date>
    <dc:date>2021-09-13T20:50:28Z</dc:date>
    <meta:editing-cycles>13</meta:editing-cycles>
    <meta:editing-duration>PT0S</meta:editing-duration>
  </office:meta>
</office:document-meta>
</file>